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5cm" fo:min-width="0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6.6cm" svg:x2="2.1cm" svg:y2="4.6cm">
          <text:p/>
        </draw:line>
        <draw:line draw:style-name="gr1" draw:text-style-name="P1" draw:layer="layout" svg:x1="2.1cm" svg:y1="4.6cm" svg:x2="12.1cm" svg:y2="4.6cm">
          <text:p/>
        </draw:line>
        <draw:line draw:style-name="gr1" draw:text-style-name="P1" draw:layer="layout" svg:x1="12.1cm" svg:y1="4.6cm" svg:x2="12.1cm" svg:y2="6.6cm">
          <text:p/>
        </draw:line>
        <draw:line draw:style-name="gr2" draw:text-style-name="P1" draw:layer="layout" svg:x1="6.9cm" svg:y1="4.6cm" svg:x2="6.1cm" svg:y2="5.6cm">
          <text:p/>
        </draw:line>
        <draw:line draw:style-name="gr2" draw:text-style-name="P1" draw:layer="layout" svg:x1="7.3cm" svg:y1="4.6cm" svg:x2="8.1cm" svg:y2="5.6cm">
          <text:p/>
        </draw:line>
        <draw:line draw:style-name="gr2" draw:text-style-name="P1" draw:layer="layout" svg:x1="6.1cm" svg:y1="5.6cm" svg:x2="8.1cm" svg:y2="5.6cm">
          <text:p/>
        </draw:line>
        <draw:line draw:style-name="gr2" draw:text-style-name="P1" draw:layer="layout" svg:x1="5.1cm" svg:y1="5.4cm" svg:x2="6.1cm" svg:y2="5.4cm">
          <text:p/>
        </draw:line>
        <draw:line draw:style-name="gr2" draw:text-style-name="P1" draw:layer="layout" svg:x1="6.1cm" svg:y1="5.4cm" svg:x2="6.1cm" svg:y2="4.6cm">
          <text:p/>
        </draw:line>
        <draw:line draw:style-name="gr2" draw:text-style-name="P1" draw:layer="layout" svg:x1="5.1cm" svg:y1="5.4cm" svg:x2="5.1cm" svg:y2="4.6cm">
          <text:p/>
        </draw:line>
        <draw:custom-shape draw:style-name="gr3" draw:text-style-name="P3" draw:layer="layout" svg:width="3cm" svg:height="0.8cm" svg:x="2.1cm" svg:y="1.6cm">
          <text:p text:style-name="P2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8cm" svg:x="2.1cm" svg:y="3.4cm">
          <text:p text:style-name="P2"><text:span text:style-name="T1">LED dr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cm" svg:y1="3.9cm" svg:x2="7.1cm" svg:y2="3.9cm">
          <text:p/>
        </draw:line>
        <draw:line draw:style-name="gr4" draw:text-style-name="P1" draw:layer="layout" svg:x1="7.1cm" svg:y1="3.9cm" svg:x2="7.1cm" svg:y2="4.6cm">
          <text:p/>
        </draw:line>
        <draw:custom-shape draw:style-name="gr5" draw:text-style-name="P3" draw:layer="layout" svg:width="1cm" svg:height="0.6cm" svg:x="6.6cm" svg:y="5cm">
          <text:p text:style-name="P2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6cm" svg:x="5.1cm" svg:y="4.9cm">
          <text:p text:style-name="P2"><text:span text:style-name="T1">P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8cm" svg:x="9.1cm" svg:y="1.6cm">
          <text:p text:style-name="P2"><text:span text:style-name="T1">Flash captur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4.6cm" svg:x2="5.6cm" svg:y2="2.3cm">
          <text:p/>
        </draw:line>
        <draw:line draw:style-name="gr4" draw:text-style-name="P1" draw:layer="layout" svg:x1="5.6cm" svg:y1="2.3cm" svg:x2="9.1cm" svg:y2="2.3cm">
          <text:p/>
        </draw:line>
        <draw:custom-shape draw:style-name="gr3" draw:text-style-name="P3" draw:layer="layout" svg:width="3cm" svg:height="0.8cm" svg:x="9.1cm" svg:y="3.3cm">
          <text:p text:style-name="P2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2.4cm" svg:x="13.9cm" svg:y="1.6cm">
          <text:p text:style-name="P2"><text:span text:style-name="T1">Analyzer</text:span></text:p>
          <text:p text:style-name="P2"><text:span text:style-name="T1">(Matlab / C++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1cm" svg:y1="1.7cm" svg:x2="9.1cm" svg:y2="1.7cm">
          <text:p text:style-name="P4"><text:span text:style-name="T1">Sync</text:span></text:p>
          <text:p text:style-name="P4"/>
        </draw:line>
        <draw:line draw:style-name="gr4" draw:text-style-name="P1" draw:layer="layout" svg:x1="12.1cm" svg:y1="3.7cm" svg:x2="13.9cm" svg:y2="3.7cm">
          <text:p/>
        </draw:line>
        <draw:line draw:style-name="gr4" draw:text-style-name="P1" draw:layer="layout" svg:x1="3.6cm" svg:y1="2.4cm" svg:x2="3.6cm" svg:y2="3.4cm">
          <text:p/>
        </draw:line>
        <draw:line draw:style-name="gr4" draw:text-style-name="P1" draw:layer="layout" svg:x1="10.6cm" svg:y1="2.4cm" svg:x2="10.6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2cm" fo:page-width="1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09:18.994000000</meta:creation-date>
    <dc:date>2017-11-01T14:26:54.270000000</dc:date>
    <meta:editing-duration>PT10M56S</meta:editing-duration>
    <meta:editing-cycles>4</meta:editing-cycles>
    <meta:generator>LibreOffice/5.1.2.2$Windows_x86 LibreOffice_project/d3bf12ecb743fc0d20e0be0c58ca359301eb705f</meta:generator>
    <meta:document-statistic meta:object-count="24"/>
  </office:meta>
</office:document-meta>
</file>